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 6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number-columns-repeated="3"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6" office:value-type="float" office:value="1" calcext:value-type="float">
            <text:p>1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 table:number-columns-repeated="3"/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7/18" office:value-type="float" office:value="0.944444444444444" calcext:value-type="float">
            <text:p>0.944444444444444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/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16/16" office:value-type="float" office:value="1" calcext:value-type="float">
            <text:p>1</text:p>
          </table:table-cell>
          <table:table-cell table:formula="of:=18/18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/>
          <table:table-cell table:formula="of:=8/10" office:value-type="float" office:value="0.8" calcext:value-type="float">
            <text:p>0.8</text:p>
          </table:table-cell>
          <table:table-cell/>
          <table:table-cell table:formula="of:=10/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11-17">00/00/0000</text:date>, <text:time style:data-style-name="N2" text:time-value="12:30:27.454693113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9-16T12:21:46</meta:creation-date>
    <dc:date>2021-11-17T14:33:29.634340523</dc:date>
    <meta:editing-duration>PT10H23M36S</meta:editing-duration>
    <meta:editing-cycles>65</meta:editing-cycles>
    <meta:document-statistic meta:table-count="1" meta:cell-count="129" meta:object-count="0"/>
  </office:meta>
</office:document-meta>
</file>